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ans1" svg:font-family="'Liberation Sans'" style:font-family-generic="roman"/>
    <style:font-face style:name="FreeSans1" svg:font-family="FreeSans" style:font-family-generic="swiss"/>
    <style:font-face style:name="Liberation Serif" svg:font-family="'Liberation Serif'" style:font-family-generic="roman" style:font-pitch="variable"/>
    <style:font-face style:name="DejaVu Sans Light" svg:font-family="'DejaVu Sans Light'"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Blickdatei-Attribute" style:family="table">
      <style:table-properties style:width="17cm" table:align="margins" fo:keep-with-next="always"/>
    </style:style>
    <style:style style:name="Blickdatei-Attribute.A" style:family="table-column">
      <style:table-column-properties style:column-width="9.701cm" style:rel-column-width="37398*"/>
    </style:style>
    <style:style style:name="Blickdatei-Attribute.B" style:family="table-column">
      <style:table-column-properties style:column-width="7.299cm" style:rel-column-width="28137*"/>
    </style:style>
    <style:style style:name="Blickdatei-Attribute.A1" style:family="table-cell">
      <style:table-cell-properties fo:background-color="#ffff00" fo:padding="0.097cm" fo:border-left="0.05pt solid #000000" fo:border-right="none" fo:border-top="0.05pt solid #000000" fo:border-bottom="0.05pt solid #000000">
        <style:background-image/>
      </style:table-cell-properties>
    </style:style>
    <style:style style:name="Blickdatei-Attribute.B1" style:family="table-cell">
      <style:table-cell-properties fo:background-color="#ffff00" fo:padding="0.097cm" fo:border="0.05pt solid #000000">
        <style:background-image/>
      </style:table-cell-properties>
    </style:style>
    <style:style style:name="Blickdatei-Attribute.A2" style:family="table-cell">
      <style:table-cell-properties fo:padding="0.097cm" fo:border-left="0.05pt solid #000000" fo:border-right="none" fo:border-top="none" fo:border-bottom="0.05pt solid #000000"/>
    </style:style>
    <style:style style:name="Blickdatei-Attribute.B2" style:family="table-cell">
      <style:table-cell-properties fo:padding="0.097cm" fo:border-left="0.05pt solid #000000" fo:border-right="0.05pt solid #000000" fo:border-top="none" fo:border-bottom="0.05pt solid #000000"/>
    </style:style>
    <style:style style:name="Blickdatei-Attribute.A3" style:family="table-cell">
      <style:table-cell-properties fo:padding="0.097cm" fo:border-left="0.05pt solid #000000" fo:border-right="none" fo:border-top="none" fo:border-bottom="0.05pt solid #000000"/>
    </style:style>
    <style:style style:name="Blickdatei-Attribute.B3" style:family="table-cell">
      <style:table-cell-properties fo:padding="0.097cm" fo:border-left="0.05pt solid #000000" fo:border-right="0.05pt solid #000000" fo:border-top="none" fo:border-bottom="0.05pt solid #000000"/>
    </style:style>
    <style:style style:name="Blickdatei-Attribute.A4" style:family="table-cell">
      <style:table-cell-properties fo:padding="0.097cm" fo:border-left="0.05pt solid #000000" fo:border-right="none" fo:border-top="none" fo:border-bottom="0.05pt solid #000000"/>
    </style:style>
    <style:style style:name="Blickdatei-Attribute.B4" style:family="table-cell">
      <style:table-cell-properties fo:padding="0.097cm" fo:border-left="0.05pt solid #000000" fo:border-right="0.05pt solid #000000" fo:border-top="none" fo:border-bottom="0.05pt solid #000000"/>
    </style:style>
    <style:style style:name="Blickdatei-Attribute.A5" style:family="table-cell">
      <style:table-cell-properties fo:padding="0.097cm" fo:border-left="0.05pt solid #000000" fo:border-right="none" fo:border-top="none" fo:border-bottom="0.05pt solid #000000"/>
    </style:style>
    <style:style style:name="Blickdatei-Attribute.B5" style:family="table-cell">
      <style:table-cell-properties fo:padding="0.097cm" fo:border-left="0.05pt solid #000000" fo:border-right="0.05pt solid #000000" fo:border-top="none" fo:border-bottom="0.05pt solid #000000"/>
    </style:style>
    <style:style style:name="Blickdatei-Attribute.A6" style:family="table-cell">
      <style:table-cell-properties fo:padding="0.097cm" fo:border-left="0.05pt solid #000000" fo:border-right="none" fo:border-top="none" fo:border-bottom="0.05pt solid #000000"/>
    </style:style>
    <style:style style:name="Blickdatei-Attribute.B6" style:family="table-cell">
      <style:table-cell-properties fo:padding="0.097cm" fo:border-left="0.05pt solid #000000" fo:border-right="0.05pt solid #000000" fo:border-top="none" fo:border-bottom="0.05pt solid #000000"/>
    </style:style>
    <style:style style:name="Blickdatei-Attribute.A7" style:family="table-cell">
      <style:table-cell-properties fo:padding="0.097cm" fo:border-left="0.05pt solid #000000" fo:border-right="none" fo:border-top="none" fo:border-bottom="0.05pt solid #000000"/>
    </style:style>
    <style:style style:name="Blickdatei-Attribute.B7" style:family="table-cell">
      <style:table-cell-properties fo:padding="0.097cm" fo:border-left="0.05pt solid #000000" fo:border-right="0.05pt solid #000000" fo:border-top="none" fo:border-bottom="0.05pt solid #000000"/>
    </style:style>
    <style:style style:name="Blickdatei-Attribute.A8" style:family="table-cell">
      <style:table-cell-properties fo:padding="0.097cm" fo:border-left="0.05pt solid #000000" fo:border-right="none" fo:border-top="none" fo:border-bottom="0.05pt solid #000000"/>
    </style:style>
    <style:style style:name="Blickdatei-Attribute.B8" style:family="table-cell">
      <style:table-cell-properties fo:padding="0.097cm" fo:border-left="0.05pt solid #000000" fo:border-right="0.05pt solid #000000" fo:border-top="none" fo:border-bottom="0.05pt solid #000000"/>
    </style:style>
    <style:style style:name="Blickdatei-Attribute.A9" style:family="table-cell">
      <style:table-cell-properties fo:padding="0.097cm" fo:border-left="0.05pt solid #000000" fo:border-right="none" fo:border-top="none" fo:border-bottom="0.05pt solid #000000"/>
    </style:style>
    <style:style style:name="Blickdatei-Attribute.B9" style:family="table-cell">
      <style:table-cell-properties fo:padding="0.097cm" fo:border-left="0.05pt solid #000000" fo:border-right="0.05pt solid #000000" fo:border-top="none" fo:border-bottom="0.05pt solid #000000"/>
    </style:style>
    <style:style style:name="Blickdatei-Attribute.A10" style:family="table-cell">
      <style:table-cell-properties fo:padding="0.097cm" fo:border-left="0.05pt solid #000000" fo:border-right="none" fo:border-top="none" fo:border-bottom="0.05pt solid #000000"/>
    </style:style>
    <style:style style:name="Blickdatei-Attribute.B10" style:family="table-cell">
      <style:table-cell-properties fo:padding="0.097cm" fo:border-left="0.05pt solid #000000" fo:border-right="0.05pt solid #000000" fo:border-top="none" fo:border-bottom="0.05pt solid #000000"/>
    </style:style>
    <style:style style:name="Blickdatei-Attribute.A11" style:family="table-cell">
      <style:table-cell-properties fo:padding="0.097cm" fo:border-left="0.05pt solid #000000" fo:border-right="none" fo:border-top="none" fo:border-bottom="0.05pt solid #000000"/>
    </style:style>
    <style:style style:name="Blickdatei-Attribute.B11" style:family="table-cell">
      <style:table-cell-properties fo:padding="0.097cm" fo:border-left="0.05pt solid #000000" fo:border-right="0.05pt solid #000000" fo:border-top="none" fo:border-bottom="0.05pt solid #000000"/>
    </style:style>
    <style:style style:name="Blickdatei-Attribute.A12" style:family="table-cell">
      <style:table-cell-properties fo:padding="0.097cm" fo:border-left="0.05pt solid #000000" fo:border-right="none" fo:border-top="none" fo:border-bottom="0.05pt solid #000000"/>
    </style:style>
    <style:style style:name="Blickdatei-Attribute.B12" style:family="table-cell">
      <style:table-cell-properties fo:padding="0.097cm" fo:border-left="0.05pt solid #000000" fo:border-right="0.05pt solid #000000" fo:border-top="none" fo:border-bottom="0.05pt solid #000000"/>
    </style:style>
    <style:style style:name="Blickdatei-Attribute.A13" style:family="table-cell">
      <style:table-cell-properties fo:padding="0.097cm" fo:border-left="0.05pt solid #000000" fo:border-right="none" fo:border-top="none" fo:border-bottom="0.05pt solid #000000"/>
    </style:style>
    <style:style style:name="Blickdatei-Attribute.B13" style:family="table-cell">
      <style:table-cell-properties fo:padding="0.097cm" fo:border-left="0.05pt solid #000000" fo:border-right="0.05pt solid #000000" fo:border-top="none" fo:border-bottom="0.05pt solid #000000"/>
    </style:style>
    <style:style style:name="Blickdatei-Attribute.A14" style:family="table-cell">
      <style:table-cell-properties fo:padding="0.097cm" fo:border-left="0.05pt solid #000000" fo:border-right="none" fo:border-top="none" fo:border-bottom="0.05pt solid #000000"/>
    </style:style>
    <style:style style:name="Blickdatei-Attribute.B14" style:family="table-cell">
      <style:table-cell-properties fo:padding="0.097cm" fo:border-left="0.05pt solid #000000" fo:border-right="0.05pt solid #000000" fo:border-top="none" fo:border-bottom="0.05pt solid #000000"/>
    </style:style>
    <style:style style:name="Targetattribute" style:family="table">
      <style:table-properties style:width="17cm" table:align="margins" fo:keep-with-next="always"/>
    </style:style>
    <style:style style:name="Targetattribute.A" style:family="table-column">
      <style:table-column-properties style:column-width="8.5cm" style:rel-column-width="32767*"/>
    </style:style>
    <style:style style:name="Targetattribute.B" style:family="table-column">
      <style:table-column-properties style:column-width="8.5cm" style:rel-column-width="32768*"/>
    </style:style>
    <style:style style:name="Targetattribute.A1" style:family="table-cell">
      <style:table-cell-properties fo:background-color="#ffff00" fo:padding="0.097cm" fo:border-left="0.05pt solid #000000" fo:border-right="none" fo:border-top="0.05pt solid #000000" fo:border-bottom="0.05pt solid #000000">
        <style:background-image/>
      </style:table-cell-properties>
    </style:style>
    <style:style style:name="Targetattribute.B1" style:family="table-cell">
      <style:table-cell-properties fo:background-color="#ffff00" fo:padding="0.097cm" fo:border="0.05pt solid #000000">
        <style:background-image/>
      </style:table-cell-properties>
    </style:style>
    <style:style style:name="Targetattribute.A2" style:family="table-cell">
      <style:table-cell-properties fo:padding="0.097cm" fo:border-left="0.05pt solid #000000" fo:border-right="none" fo:border-top="none" fo:border-bottom="0.05pt solid #000000"/>
    </style:style>
    <style:style style:name="Targetattribute.B2" style:family="table-cell">
      <style:table-cell-properties fo:padding="0.097cm" fo:border-left="0.05pt solid #000000" fo:border-right="0.05pt solid #000000" fo:border-top="none" fo:border-bottom="0.05pt solid #000000"/>
    </style:style>
    <style:style style:name="Targetattribute.A3" style:family="table-cell">
      <style:table-cell-properties fo:padding="0.097cm" fo:border-left="0.05pt solid #000000" fo:border-right="none" fo:border-top="none" fo:border-bottom="0.05pt solid #000000"/>
    </style:style>
    <style:style style:name="Targetattribute.B3" style:family="table-cell">
      <style:table-cell-properties fo:padding="0.097cm" fo:border-left="0.05pt solid #000000" fo:border-right="0.05pt solid #000000" fo:border-top="none" fo:border-bottom="0.05pt solid #000000"/>
    </style:style>
    <style:style style:name="Targetattribute.A4" style:family="table-cell">
      <style:table-cell-properties fo:padding="0.097cm" fo:border-left="0.05pt solid #000000" fo:border-right="none" fo:border-top="none" fo:border-bottom="0.05pt solid #000000"/>
    </style:style>
    <style:style style:name="Targetattribute.B4" style:family="table-cell">
      <style:table-cell-properties fo:padding="0.097cm" fo:border-left="0.05pt solid #000000" fo:border-right="0.05pt solid #000000" fo:border-top="none" fo:border-bottom="0.05pt solid #000000"/>
    </style:style>
    <style:style style:name="Targetattribute.A5" style:family="table-cell">
      <style:table-cell-properties fo:padding="0.097cm" fo:border-left="0.05pt solid #000000" fo:border-right="none" fo:border-top="none" fo:border-bottom="0.05pt solid #000000"/>
    </style:style>
    <style:style style:name="Targetattribute.B5" style:family="table-cell">
      <style:table-cell-properties fo:padding="0.097cm" fo:border-left="0.05pt solid #000000" fo:border-right="0.05pt solid #000000" fo:border-top="none" fo:border-bottom="0.05pt solid #000000"/>
    </style:style>
    <style:style style:name="Targetattribute.A6" style:family="table-cell">
      <style:table-cell-properties fo:padding="0.097cm" fo:border-left="0.05pt solid #000000" fo:border-right="none" fo:border-top="none" fo:border-bottom="0.05pt solid #000000"/>
    </style:style>
    <style:style style:name="Targetattribute.B6" style:family="table-cell">
      <style:table-cell-properties fo:padding="0.097cm" fo:border-left="0.05pt solid #000000" fo:border-right="0.05pt solid #000000" fo:border-top="none" fo:border-bottom="0.05pt solid #000000"/>
    </style:style>
    <style:style style:name="Targetattribute.A7" style:family="table-cell">
      <style:table-cell-properties fo:padding="0.097cm" fo:border-left="0.05pt solid #000000" fo:border-right="none" fo:border-top="none" fo:border-bottom="0.05pt solid #000000"/>
    </style:style>
    <style:style style:name="Targetattribute.B7" style:family="table-cell">
      <style:table-cell-properties fo:padding="0.097cm" fo:border-left="0.05pt solid #000000" fo:border-right="0.05pt solid #000000" fo:border-top="none" fo:border-bottom="0.05pt solid #000000"/>
    </style:style>
    <style:style style:name="Targetattribute.A8" style:family="table-cell">
      <style:table-cell-properties fo:padding="0.097cm" fo:border-left="0.05pt solid #000000" fo:border-right="none" fo:border-top="none" fo:border-bottom="0.05pt solid #000000"/>
    </style:style>
    <style:style style:name="Targetattribute.B8" style:family="table-cell">
      <style:table-cell-properties fo:padding="0.097cm" fo:border-left="0.05pt solid #000000" fo:border-right="0.05pt solid #000000" fo:border-top="none" fo:border-bottom="0.05pt solid #000000"/>
    </style:style>
    <style:style style:name="P1" style:family="paragraph" style:parent-style-name="Header">
      <style:text-properties officeooo:rsid="0017bc1f" officeooo:paragraph-rsid="0017bc1f"/>
    </style:style>
    <style:style style:name="P2" style:family="paragraph" style:parent-style-name="Header">
      <style:paragraph-properties fo:text-align="center" style:justify-single-word="false"/>
      <style:text-properties fo:font-size="16pt" fo:font-weight="bold" officeooo:rsid="0017bc1f" officeooo:paragraph-rsid="0017bc1f" style:font-size-asian="14pt" style:font-weight-asian="bold" style:font-size-complex="16pt" style:font-weight-complex="bold"/>
    </style:style>
    <style:style style:name="P3" style:family="paragraph" style:parent-style-name="Header">
      <style:paragraph-properties fo:text-align="start" style:justify-single-word="false"/>
      <style:text-properties fo:font-size="12pt" fo:font-weight="bold" officeooo:rsid="0017bc1f" officeooo:paragraph-rsid="0017bc1f" style:font-size-asian="10.5pt" style:font-weight-asian="bold" style:font-size-complex="12pt" style:font-weight-complex="bold"/>
    </style:style>
    <style:style style:name="P4" style:family="paragraph" style:parent-style-name="Header">
      <style:paragraph-properties fo:text-align="start" style:justify-single-word="false"/>
      <style:text-properties fo:font-size="12pt" fo:font-weight="normal" officeooo:rsid="0017bc1f" officeooo:paragraph-rsid="0017bc1f" style:font-size-asian="10.5pt" style:font-weight-asian="normal" style:font-size-complex="12pt" style:font-weight-complex="normal"/>
    </style:style>
    <style:style style:name="P5" style:family="paragraph" style:parent-style-name="Text_20_body">
      <style:text-properties officeooo:rsid="0017bc1f" officeooo:paragraph-rsid="0017bc1f"/>
    </style:style>
    <style:style style:name="P6" style:family="paragraph" style:parent-style-name="Text_20_body">
      <style:text-properties officeooo:rsid="001993b2" officeooo:paragraph-rsid="001993b2"/>
    </style:style>
    <style:style style:name="P7" style:family="paragraph" style:parent-style-name="Text_20_body">
      <style:text-properties officeooo:rsid="001a22cd" officeooo:paragraph-rsid="001a22cd"/>
    </style:style>
    <style:style style:name="P8" style:family="paragraph" style:parent-style-name="Table_20_Contents">
      <style:text-properties officeooo:rsid="001a22cd" officeooo:paragraph-rsid="001a22cd"/>
    </style:style>
    <style:style style:name="P9" style:family="paragraph" style:parent-style-name="Table_20_Contents">
      <style:text-properties fo:font-weight="bold" officeooo:rsid="001a22cd" officeooo:paragraph-rsid="001a22cd" fo:background-color="#ffff66" style:font-weight-asian="bold" style:font-weight-complex="bold"/>
    </style:style>
    <style:style style:name="P10" style:family="paragraph" style:parent-style-name="Table_20_Contents">
      <style:text-properties officeooo:rsid="001a22cd" officeooo:paragraph-rsid="001a22cd" fo:background-color="#ffff66"/>
    </style:style>
    <style:style style:name="P11" style:family="paragraph" style:parent-style-name="Standard">
      <style:paragraph-properties fo:margin-left="1.439cm" fo:margin-right="0cm" fo:text-indent="0cm" style:auto-text-indent="false"/>
      <style:text-properties style:font-name="DejaVu Sans Light" officeooo:rsid="001a768c" officeooo:paragraph-rsid="001a768c"/>
    </style:style>
    <style:style style:name="P12" style:family="paragraph" style:parent-style-name="Text_20_body" style:list-style-name="L1">
      <style:text-properties officeooo:rsid="001993b2" officeooo:paragraph-rsid="001993b2"/>
    </style:style>
    <style:style style:name="P13" style:family="paragraph" style:parent-style-name="Text_20_body">
      <style:text-properties officeooo:rsid="001a768c" officeooo:paragraph-rsid="001a768c"/>
    </style:style>
    <style:style style:name="P14" style:family="paragraph" style:parent-style-name="Text_20_body" style:list-style-name="L4">
      <style:text-properties officeooo:rsid="001a768c" officeooo:paragraph-rsid="001a768c"/>
    </style:style>
    <style:style style:name="P15" style:family="paragraph" style:parent-style-name="Text_20_body" style:list-style-name="L6">
      <style:text-properties officeooo:rsid="001a768c" officeooo:paragraph-rsid="001a768c"/>
    </style:style>
    <style:style style:name="P16" style:family="paragraph" style:parent-style-name="Text_20_body" style:list-style-name="L4">
      <style:text-properties officeooo:paragraph-rsid="001a768c"/>
    </style:style>
    <style:style style:name="P17" style:family="paragraph" style:parent-style-name="Text_20_body" style:list-style-name="L5">
      <style:text-properties officeooo:paragraph-rsid="001a768c"/>
    </style:style>
    <style:style style:name="P18" style:family="paragraph" style:parent-style-name="Text_20_body" style:list-style-name="L6">
      <style:text-properties officeooo:rsid="001b27a6" officeooo:paragraph-rsid="001b27a6"/>
    </style:style>
    <style:style style:name="P19" style:family="paragraph" style:parent-style-name="Text_20_body">
      <style:paragraph-properties fo:margin-left="1.439cm" fo:margin-right="0cm" fo:text-indent="0cm" style:auto-text-indent="false"/>
      <style:text-properties officeooo:rsid="001a768c" officeooo:paragraph-rsid="001a768c"/>
    </style:style>
    <style:style style:name="P20" style:family="paragraph" style:parent-style-name="Text_20_body">
      <style:paragraph-properties fo:margin-left="1.439cm" fo:margin-right="0cm" fo:text-indent="0cm" style:auto-text-indent="false"/>
      <style:text-properties style:font-name="DejaVu Sans Light" officeooo:paragraph-rsid="001a768c"/>
    </style:style>
    <style:style style:name="P21" style:family="paragraph" style:parent-style-name="Heading_20_1">
      <style:text-properties officeooo:rsid="0017bc1f" officeooo:paragraph-rsid="0017bc1f"/>
    </style:style>
    <style:style style:name="P22" style:family="paragraph" style:parent-style-name="Heading_20_1">
      <style:text-properties officeooo:rsid="001a6cf7" officeooo:paragraph-rsid="001a6cf7"/>
    </style:style>
    <style:style style:name="P23" style:family="paragraph" style:parent-style-name="Heading_20_1">
      <style:paragraph-properties fo:break-before="page"/>
      <style:text-properties officeooo:rsid="0017bc1f" officeooo:paragraph-rsid="0017bc1f"/>
    </style:style>
    <style:style style:name="P24" style:family="paragraph" style:parent-style-name="Heading_20_1">
      <style:paragraph-properties fo:break-before="page"/>
      <style:text-properties officeooo:rsid="001a768c" officeooo:paragraph-rsid="001a768c"/>
    </style:style>
    <style:style style:name="P25" style:family="paragraph" style:parent-style-name="Contents_20_1">
      <style:paragraph-properties>
        <style:tab-stops>
          <style:tab-stop style:position="17cm" style:type="right" style:leader-style="dotted" style:leader-text="."/>
        </style:tab-stops>
      </style:paragraph-properties>
    </style:style>
    <style:style style:name="T1" style:family="text">
      <style:text-properties officeooo:rsid="001a6cf7"/>
    </style:style>
    <style:style style:name="T2" style:family="text">
      <style:text-properties officeooo:rsid="001a768c"/>
    </style:style>
    <style:style style:name="T3" style:family="text">
      <style:text-properties style:text-outline="false" style:text-line-through-style="none" style:text-line-through-type="none" fo:font-size="10pt" fo:font-style="normal" fo:text-shadow="none" style:text-underline-style="none" fo:font-weight="normal" style:font-size-asian="10pt" style:font-style-asian="normal" style:font-weight-asian="normal" style:text-emphasize="none"/>
    </style:style>
    <style:style style:name="T4" style:family="text">
      <style:text-properties officeooo:rsid="001b27a6"/>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
      <text:p text:style-name="P2"/>
      <text:p text:style-name="P2"/>
      <text:p text:style-name="P2"/>
      <text:p text:style-name="Title">Datenbeschreibung </text:p>
      <text:p text:style-name="Title">Data Mining Projekt </text:p>
      <text:p text:style-name="Title"/>
      <text:p text:style-name="Title">Eyetracking</text:p>
      <text:p text:style-name="P2"/>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Gruppenmitglieder:</text:p>
      <text:p text:style-name="P4">Herval Bernice Nganya Nana</text:p>
      <text:p text:style-name="P4">Mario Kaulmann</text:p>
      <text:p text:style-name="P4"/>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ext:soft-page-break/>Inhaltsverzeichnis</text:p>
          </text:index-title>
          <text:p text:style-name="P25"><text:a xlink:type="simple" xlink:href="#__RefHeading__110_1787908833" text:style-name="Index_20_Link" text:visited-style-name="Index_20_Link">Aufgabenstellung<text:tab/>3</text:a></text:p>
          <text:p text:style-name="P25"><text:a xlink:type="simple" xlink:href="#__RefHeading__108_1787908833" text:style-name="Index_20_Link" text:visited-style-name="Index_20_Link">Datenbeschreibung<text:tab/>4</text:a></text:p>
          <text:p text:style-name="P25"><text:a xlink:type="simple" xlink:href="#__RefHeading__321_267690382" text:style-name="Index_20_Link" text:visited-style-name="Index_20_Link">Arbeitsschritte<text:tab/>5</text:a></text:p>
          <text:p text:style-name="P25"><text:a xlink:type="simple" xlink:href="#__RefHeading__349_1039152663" text:style-name="Index_20_Link" text:visited-style-name="Index_20_Link">Auffälligkeiten<text:tab/>6</text:a></text:p>
          <text:p text:style-name="P25"><text:a xlink:type="simple" xlink:href="#__RefHeading__351_1039152663" text:style-name="Index_20_Link" text:visited-style-name="Index_20_Link">Fragen<text:tab/>7</text:a></text:p>
        </text:index-body>
      </text:table-of-content>
      <text:h text:style-name="P21" text:outline-level="1"/>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5"/>
      <text:h text:style-name="P21" text:outline-level="1"><text:bookmark-start text:name="__RefHeading__110_1787908833"/>Aufgabenstellung<text:bookmark-end text:name="__RefHeading__110_1787908833"/></text:h>
      <text:p text:style-name="P6">In einem Experiment wurden Eyetracking-Daten erhoben, bei denen die Versuchspersonen 3 verschiedene Versuche durchführen sollten. Dabei sollten die Versuchsperson mit den Augen einem Punkt folgen, der eine spezielle Figur zeichnete. Diese Figuren sind ein liegende acht und eine horizontale Linie. </text:p>
      <text:list xml:id="list882479876912881277" text:style-name="L1">
        <text:list-item>
          <text:p text:style-name="P12">Der erste Versuch ist die liegende acht langsam (acht Sekunden für einen Durchlauf). </text:p>
        </text:list-item>
        <text:list-item>
          <text:p text:style-name="P12">Der zweite Versuch ist die liegende acht schnell (vier Sekunden für einen Durchlauf). </text:p>
        </text:list-item>
        <text:list-item>
          <text:p text:style-name="P12">Der dritte Versuch ist die horizontale Linie (vier Sekunden für einen Durchlauf).</text:p>
        </text:list-item>
      </text:list>
      <text:p text:style-name="P6">Für jeden Versuch wurden zwei Messungen gemacht und für die liegende Acht langsam wurde zusätzlich ein Probedurchlauf gemacht.</text:p>
      <text:p text:style-name="P6">Die Aufgabe besteht darin die Versuchspersonen zu gruppieren (clustern). Dabei sollen mit Hilfe der erhobenen Daten Merkmale gefunden werden, die es ermöglichen entsprechende Gruppen zu bilden.</text:p>
      <text:p text:style-name="P6"/>
      <text:h text:style-name="P23" text:outline-level="1"><text:bookmark-start text:name="__RefHeading__108_1787908833"/>Datenbeschreibung<text:bookmark-end text:name="__RefHeading__108_1787908833"/></text:h>
      <text:p text:style-name="P6">Die Daten umfassen für 134 Versuchspersonen jeweils eine Datei mit Daten zu den gemessenen Blickpositionen (Blickdatei) und eine Datei mit den Positionsdaten des Zielpunktes (Targetdatei).</text:p>
      <text:p text:style-name="P7">Die Blickdateien enthalten folgende Attribute:</text:p>
      <table:table table:name="Blickdatei-Attribute" table:style-name="Blickdatei-Attribute">
        <table:table-column table:style-name="Blickdatei-Attribute.A"/>
        <table:table-column table:style-name="Blickdatei-Attribute.B"/>
        <table:table-row>
          <table:table-cell table:style-name="Blickdatei-Attribute.A1" office:value-type="string">
            <text:p text:style-name="P9">Attribut</text:p>
          </table:table-cell>
          <table:table-cell table:style-name="Blickdatei-Attribute.B1" office:value-type="string">
            <text:p text:style-name="P9">Wert</text:p>
          </table:table-cell>
        </table:table-row>
        <table:table-row>
          <table:table-cell table:style-name="Blickdatei-Attribute.A2" office:value-type="string">
            <text:p text:style-name="P8">Zeitstempel</text:p>
          </table:table-cell>
          <table:table-cell table:style-name="Blickdatei-Attribute.B2" office:value-type="string">
            <text:p text:style-name="P8">Ganze Zahl positiv</text:p>
          </table:table-cell>
        </table:table-row>
        <table:table-row>
          <table:table-cell table:style-name="Blickdatei-Attribute.A13" office:value-type="string">
            <text:p text:style-name="P8">Blick linkes Auge x-Koordinate</text:p>
          </table:table-cell>
          <table:table-cell table:style-name="Blickdatei-Attribute.B13" office:value-type="string">
            <text:p text:style-name="P8">Fließkommazahl</text:p>
          </table:table-cell>
        </table:table-row>
        <table:table-row>
          <table:table-cell table:style-name="Blickdatei-Attribute.A13" office:value-type="string">
            <text:p text:style-name="P8">Blick linkes Auge y-Koordinate</text:p>
          </table:table-cell>
          <table:table-cell table:style-name="Blickdatei-Attribute.B13" office:value-type="string">
            <text:p text:style-name="P8">Fließkommazahl</text:p>
          </table:table-cell>
        </table:table-row>
        <table:table-row>
          <table:table-cell table:style-name="Blickdatei-Attribute.A13" office:value-type="string">
            <text:p text:style-name="P8">Pupillengröße linkes Auge</text:p>
          </table:table-cell>
          <table:table-cell table:style-name="Blickdatei-Attribute.B13" office:value-type="string">
            <text:p text:style-name="P8">Kann ignoriert werden</text:p>
          </table:table-cell>
        </table:table-row>
        <table:table-row>
          <table:table-cell table:style-name="Blickdatei-Attribute.A13" office:value-type="string">
            <text:p text:style-name="P8">Position linkes Auge vor Eyetracker x-Koordinate</text:p>
          </table:table-cell>
          <table:table-cell table:style-name="Blickdatei-Attribute.B13" office:value-type="string">
            <text:p text:style-name="P8">Kann ignoriert werden</text:p>
          </table:table-cell>
        </table:table-row>
        <table:table-row>
          <table:table-cell table:style-name="Blickdatei-Attribute.A13" office:value-type="string">
            <text:p text:style-name="P8">Position linkes Auge vor Eyetracker y-Koordinate</text:p>
          </table:table-cell>
          <table:table-cell table:style-name="Blickdatei-Attribute.B13" office:value-type="string">
            <text:p text:style-name="P8">Kann ignoriert werden</text:p>
          </table:table-cell>
        </table:table-row>
        <table:table-row>
          <table:table-cell table:style-name="Blickdatei-Attribute.A13" office:value-type="string">
            <text:p text:style-name="P8">Entfernung linkes Auge vor Eyetracker</text:p>
          </table:table-cell>
          <table:table-cell table:style-name="Blickdatei-Attribute.B13" office:value-type="string">
            <text:p text:style-name="P8">Kann ignoriert werden</text:p>
          </table:table-cell>
        </table:table-row>
        <table:table-row>
          <table:table-cell table:style-name="Blickdatei-Attribute.A13" office:value-type="string">
            <text:p text:style-name="P8">Blick rechtes Auge x-Koordinate</text:p>
          </table:table-cell>
          <table:table-cell table:style-name="Blickdatei-Attribute.B13" office:value-type="string">
            <text:p text:style-name="P8">Positive Fließkommazahl</text:p>
          </table:table-cell>
        </table:table-row>
        <table:table-row>
          <table:table-cell table:style-name="Blickdatei-Attribute.A13" office:value-type="string">
            <text:p text:style-name="P8">Blick rechtes Auge y-Koordinate</text:p>
          </table:table-cell>
          <table:table-cell table:style-name="Blickdatei-Attribute.B13" office:value-type="string">
            <text:p text:style-name="P8">Positive Fließkommazahl</text:p>
          </table:table-cell>
        </table:table-row>
        <table:table-row>
          <table:table-cell table:style-name="Blickdatei-Attribute.A13" office:value-type="string">
            <text:p text:style-name="P8">Pupillengröße rechtes Auge</text:p>
          </table:table-cell>
          <table:table-cell table:style-name="Blickdatei-Attribute.B13" office:value-type="string">
            <text:p text:style-name="P8">Kann ignoriert werden</text:p>
          </table:table-cell>
        </table:table-row>
        <table:table-row>
          <table:table-cell table:style-name="Blickdatei-Attribute.A13" office:value-type="string">
            <text:p text:style-name="P8">Position rechtes Auge vor Eyetracker x-Koordinate</text:p>
          </table:table-cell>
          <table:table-cell table:style-name="Blickdatei-Attribute.B13" office:value-type="string">
            <text:p text:style-name="P8">Kann ignoriert werden</text:p>
          </table:table-cell>
        </table:table-row>
        <table:table-row>
          <table:table-cell table:style-name="Blickdatei-Attribute.A13" office:value-type="string">
            <text:p text:style-name="P8">Position rechtes Auge vor Eyetracker y-Koordinate</text:p>
          </table:table-cell>
          <table:table-cell table:style-name="Blickdatei-Attribute.B13" office:value-type="string">
            <text:p text:style-name="P8">Kann ignoriert werden</text:p>
          </table:table-cell>
        </table:table-row>
        <table:table-row>
          <table:table-cell table:style-name="Blickdatei-Attribute.A14" office:value-type="string">
            <text:p text:style-name="P8">Entfernung rechtes Auge vor Eyetracker</text:p>
          </table:table-cell>
          <table:table-cell table:style-name="Blickdatei-Attribute.B14" office:value-type="string">
            <text:p text:style-name="P8">Kann ignoriert werden</text:p>
          </table:table-cell>
        </table:table-row>
      </table:table>
      <text:p text:style-name="Table">Tabelle <text:sequence text:ref-name="refTable0" text:name="Table" text:formula="ooow:Table+1" style:num-format="1">1</text:sequence>: Attribute Blickdatei</text:p>
      <text:p text:style-name="P7">Die Targetdateien haben folgende Attribute:</text:p>
      <table:table table:name="Targetattribute" table:style-name="Targetattribute">
        <table:table-column table:style-name="Targetattribute.A"/>
        <table:table-column table:style-name="Targetattribute.B"/>
        <table:table-row>
          <table:table-cell table:style-name="Targetattribute.A1" office:value-type="string">
            <text:p text:style-name="P10">Attribut</text:p>
          </table:table-cell>
          <table:table-cell table:style-name="Targetattribute.B1" office:value-type="string">
            <text:p text:style-name="P10">Wert</text:p>
          </table:table-cell>
        </table:table-row>
        <table:table-row>
          <table:table-cell table:style-name="Targetattribute.A8" office:value-type="string">
            <text:p text:style-name="P8">Zeitstempel</text:p>
          </table:table-cell>
          <table:table-cell table:style-name="Targetattribute.B8" office:value-type="string">
            <text:p text:style-name="P8">Ganze positive Zahl</text:p>
          </table:table-cell>
        </table:table-row>
        <table:table-row>
          <table:table-cell table:style-name="Targetattribute.A8" office:value-type="string">
            <text:p text:style-name="P8">t_soll</text:p>
          </table:table-cell>
          <table:table-cell table:style-name="Targetattribute.B8" office:value-type="string">
            <text:p text:style-name="P8">Kann ignoriert werden</text:p>
          </table:table-cell>
        </table:table-row>
        <table:table-row>
          <table:table-cell table:style-name="Targetattribute.A8" office:value-type="string">
            <text:p text:style-name="P8">t_ist</text:p>
          </table:table-cell>
          <table:table-cell table:style-name="Targetattribute.B8" office:value-type="string">
            <text:p text:style-name="P8">Kann ignoriert werden</text:p>
          </table:table-cell>
        </table:table-row>
        <table:table-row>
          <table:table-cell table:style-name="Targetattribute.A8" office:value-type="string">
            <text:p text:style-name="P8">pix_x</text:p>
          </table:table-cell>
          <table:table-cell table:style-name="Targetattribute.B8" office:value-type="string">
            <text:p text:style-name="P8">Fließkommazahl</text:p>
          </table:table-cell>
        </table:table-row>
        <table:table-row>
          <table:table-cell table:style-name="Targetattribute.A8" office:value-type="string">
            <text:p text:style-name="P8">pix_y</text:p>
          </table:table-cell>
          <table:table-cell table:style-name="Targetattribute.B8" office:value-type="string">
            <text:p text:style-name="P8">Fließkommazahl</text:p>
          </table:table-cell>
        </table:table-row>
        <table:table-row>
          <table:table-cell table:style-name="Targetattribute.A8" office:value-type="string">
            <text:p text:style-name="P8">deg_x</text:p>
          </table:table-cell>
          <table:table-cell table:style-name="Targetattribute.B8" office:value-type="string">
            <text:p text:style-name="P8">Kann ignoriert werden</text:p>
          </table:table-cell>
        </table:table-row>
        <table:table-row>
          <table:table-cell table:style-name="Targetattribute.A8" office:value-type="string">
            <text:p text:style-name="P8">deg_y</text:p>
          </table:table-cell>
          <table:table-cell table:style-name="Targetattribute.B8" office:value-type="string">
            <text:p text:style-name="P8">Kann ignoriert werden</text:p>
          </table:table-cell>
        </table:table-row>
      </table:table>
      <text:p text:style-name="Table">Tabelle <text:sequence text:ref-name="refTable1" text:name="Table" text:formula="ooow:Table+1" style:num-format="1">2</text:sequence>: Attribute Targetdatei</text:p>
      <text:p text:style-name="P7">Eine Blickdatei enthält zusät<text:span text:style-name="T1">z</text:span>lich zu den erfassten Blickpositionen noch Eventeinträge. Diese Eventeinträge haben auch einen Zeitstempel und unterteilen die Datei in verschiedene Phasen des Experiments.</text:p>
      <text:h text:style-name="P22" text:outline-level="1"><text:bookmark-start text:name="__RefHeading__321_267690382"/><text:soft-page-break/>Arbeitsschritte<text:bookmark-end text:name="__RefHeading__321_267690382"/></text:h>
      <text:p text:style-name="P13">Um ein besseres Verständnis für die Daten zu bekommen haben wir diese zunächst so zerlegt, dass die Blickdaten in kleineren Dateien gespeichert wurden, die nur noch jeweils die Daten für einen Versuch enthalten. Die Targetdateien wurden ebenfalls so zerlegt, dass kleine Dateien entstanden, die die Daten für einen Versuch pro Versuchsperson enthalten.</text:p>
      <text:p text:style-name="P13">Die Daten wurden dann entsprechend neustrukturiert gespeichert, sodass es zu jeder Versuchsperson einen Ordner gibt, in dem die Versuche enthalten sind, in denen wiederum die Durchgänge enthalten sind.</text:p>
      <text:p text:style-name="P13"/>
      <text:h text:style-name="P24" text:outline-level="1"><text:bookmark-start text:name="__RefHeading__349_1039152663"/>Auffälligkeiten<text:bookmark-end text:name="__RefHeading__349_1039152663"/></text:h>
      <text:list xml:id="list6759301923678376864" text:style-name="L5">
        <text:list-item>
          <text:p text:style-name="P17"><text:span text:style-name="T2">Bei den Daten ist bei Versuchsperson 131 aufgefallen, dass in der Targetdatei die Einträge<text:line-break/></text:span></text:p>
        </text:list-item>
      </text:list>
      <text:p text:style-name="P20"><text:span text:style-name="T3">MSG:UserQuit:ProgramPaused</text:span></text:p>
      <text:p text:style-name="P11"><text:span text:style-name="T3">MSG:UserQuit:ProgramRestarted</text:span></text:p>
      <text:p text:style-name="P13"/>
      <text:p text:style-name="P19">in der Spalte für den Zeitstempel vorkommen.</text:p>
      <text:list xml:id="list6927902373440383110" text:style-name="L4">
        <text:list-item>
          <text:p text:style-name="P16"><text:span text:style-name="T2">Des Weiteren ist aufgefallen, dass es bei den Targetdateien in den x-Werten und y-Werten negative Werte gibt, während das bei den Blickdaten nicht der Fall ist. Daraus lässt sich schließen, dass die Koordinatensysteme der beiden Messgeräte nicht gleich sind.</text:span></text:p>
        </text:list-item>
        <text:list-item>
          <text:p text:style-name="P14">Die Blickpunkte wurden mit einer höheren Frequenz gemessen, als die Targetpunkte. Dadurch gibt es zwischen den Targetpunktmessungen mehrere Blickpunktmessungen.</text:p>
        </text:list-item>
        <text:list-item>
          <text:p text:style-name="P14">Es gibt in den Blickpunktdateien keinen Zeitstempel, der identisch ist mit dem aus einer dazugehörigen Targetpunktedatei.</text:p>
        </text:list-item>
        <text:list-item>
          <text:p text:style-name="P14">In den Blickpunktdateien tritt oft der Fall auf, dass die x-Werte und die y-Werte für die Augen 0 sind.</text:p>
        </text:list-item>
      </text:list>
      <text:p text:style-name="P13"/>
      <text:h text:style-name="P24" text:outline-level="1"><text:bookmark-start text:name="__RefHeading__351_1039152663"/>Fragen<text:bookmark-end text:name="__RefHeading__351_1039152663"/></text:h>
      <text:p text:style-name="P13">Aus den Auffälligkeiten ergeben sich folgende Fragen:</text:p>
      <text:list xml:id="list6418074618126712354" text:style-name="L6">
        <text:list-item>
          <text:p text:style-name="P15">Welche Bedeutung haben die 0 Werte in den Blickdateien?<text:line-break/>Bedeuten diese, dass die Versuchsperson die Augen geschlossen hatte?</text:p>
        </text:list-item>
        <text:list-item>
          <text:p text:style-name="P15">Um welchen Wert sind die Koordinatensysteme verschoben?<text:line-break/><text:span text:style-name="T4">Gibt es eine Streckung des Koordinatensystems der Blickwerte zu dem der Targetwerte?</text:span></text:p>
        </text:list-item>
        <text:list-item>
          <text:p text:style-name="P18">Liefen die Messprogramme auf dem selben Rechner?</text:p>
        </text:list-item>
        <text:list-item>
          <text:p text:style-name="P18">Können wir davon ausgehen, dass die Zeitstempel der Blickdateien und der Targetdateien von synchron laufenden Uhren erstellt wurde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iberation Sans1" svg:font-family="'Liberation Sans'" style:font-family-generic="roman"/>
    <style:font-face style:name="FreeSans1" svg:font-family="FreeSans" style:font-family-generic="swiss"/>
    <style:font-face style:name="Liberation Serif" svg:font-family="'Liberation Serif'" style:font-family-generic="roman" style:font-pitch="variable"/>
    <style:font-face style:name="DejaVu Sans Light" svg:font-family="'DejaVu Sans Light'"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2cm" style:writing-mode="page"/>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017bc1f" officeooo:paragraph-rsid="0017bc1f"/>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ext:p text:style-name="MP1">Datenbeschreibung Data Mining Projekt Eyetracking<text:tab/><text:date style:data-style-name="N37" text:date-value="2016-12-14T16:37:22.814198811" text:fixed="true">14.12.16</text:date></text:p>
      </style:header>
      <style:footer>
        <text:p text:style-name="Footer"><text:tab/><text:page-number text:select-page="current">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rbeit </meta:initial-creator>
    <meta:creation-date>2016-12-14T16:27:05.232368460</meta:creation-date>
    <meta:generator>LibreOffice/4.2.8.2$Linux_x86 LibreOffice_project/420m0$Build-2</meta:generator>
    <dc:date>2017-01-03T20:55:01.627162088</dc:date>
    <dc:creator>arbeit </dc:creator>
    <meta:editing-duration>P0D</meta:editing-duration>
    <meta:editing-cycles>3</meta:editing-cycles>
    <meta:document-statistic meta:table-count="2" meta:image-count="0" meta:object-count="0" meta:page-count="7" meta:paragraph-count="90" meta:word-count="620" meta:character-count="4552" meta:non-whitespace-character-count="4027"/>
  </office:meta>
</office:document-meta>
</file>